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Resultat" style:family="table">
      <style:table-properties style:width="27.7cm" table:align="margins"/>
    </style:style>
    <style:style style:name="TabResultat.A" style:family="table-column">
      <style:table-column-properties style:column-width="13.85cm" style:rel-column-width="32767*"/>
    </style:style>
    <style:style style:name="TabResultat.B" style:family="table-column">
      <style:table-column-properties style:column-width="13.85cm" style:rel-column-width="32768*"/>
    </style:style>
    <style:style style:name="TabResultat.A1" style:family="table-cell">
      <style:table-cell-properties fo:padding="0.097cm" fo:border-left="0.05pt solid #000000" fo:border-right="none" fo:border-top="0.05pt solid #000000" fo:border-bottom="0.05pt solid #000000"/>
    </style:style>
    <style:style style:name="TabResultat.B1" style:family="table-cell">
      <style:table-cell-properties fo:padding="0.097cm" fo:border="0.05pt solid #000000"/>
    </style:style>
    <style:style style:name="TabResultat.A2" style:family="table-cell">
      <style:table-cell-properties fo:padding="0.097cm" fo:border-left="0.05pt solid #000000" fo:border-right="none" fo:border-top="none" fo:border-bottom="0.05pt solid #000000"/>
    </style:style>
    <style:style style:name="TabResulta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paragraph-rsid="003b0668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3b0668"/>
    </style:style>
    <style:style style:name="P3" style:family="paragraph" style:parent-style-name="Standard">
      <style:paragraph-properties fo:text-align="start" style:justify-single-word="false"/>
      <style:text-properties officeooo:rsid="0012e74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6.007cm"/>
          <style:tab-stop style:position="19.749cm"/>
        </style:tab-stops>
      </style:paragraph-properties>
      <style:text-properties officeooo:paragraph-rsid="00291a59"/>
    </style:style>
    <style:style style:name="P7" style:family="paragraph" style:parent-style-name="Standard" style:master-page-name="Standard">
      <style:paragraph-properties fo:text-align="start" style:justify-single-word="false" style:page-number="auto"/>
      <style:text-properties officeooo:rsid="0012e74e"/>
    </style:style>
    <style:style style:name="T1" style:family="text">
      <style:text-properties style:text-underline-style="solid" style:text-underline-width="auto" style:text-underline-color="font-color" officeooo:rsid="003b0668"/>
    </style:style>
    <style:style style:name="T2" style:family="text">
      <style:text-properties officeooo:rsid="003b0668"/>
    </style:style>
    <style:style style:name="T3" style:family="text">
      <style:text-properties fo:color="#000000" style:font-name="Arial" fo:font-size="10pt" style:font-name-asian="Lucida Console" style:font-size-asian="10pt" style:font-name-complex="Lucida Console" style:font-size-complex="10pt"/>
    </style:style>
    <style:style style:name="T4" style:family="text">
      <style:text-properties fo:color="#000000" style:font-name="Arial" fo:font-size="10pt" officeooo:rsid="00367451" style:font-name-asian="Lucida Console" style:font-size-asian="10pt" style:font-name-complex="Lucida Console" style:font-size-complex="10pt"/>
    </style:style>
    <style:style style:name="T5" style:family="text">
      <style:text-properties fo:color="#000000" style:font-name="Times New Roman" fo:font-size="10pt" style:font-name-asian="Lucida Console" style:font-size-asian="10pt" style:font-name-complex="Lucida Consol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riteres"/>
        <text:user-field-decl office:value-type="string" office:string-value="test" text:name="titreRapport"/>
        <text:user-field-decl office:value-type="string" office:string-value="" text:name="rapportIdent"/>
      </text:user-field-decls>
      <text:p text:style-name="P7"/>
      <table:table table:name="TabResultat" table:style-name="TabResultat">
        <table:table-column table:style-name="TabResultat.A"/>
        <table:table-column table:style-name="TabResultat.B"/>
        <table:table-header-rows>
          <table:table-row>
            <table:table-cell table:style-name="TabResultat.A1" office:value-type="string">
              <text:p text:style-name="P5"/>
            </table:table-cell>
            <table:table-cell table:style-name="TabResultat.B1" office:value-type="string">
              <text:p text:style-name="P5"/>
            </table:table-cell>
          </table:table-row>
        </table:table-header-rows>
        <table:table-row>
          <table:table-cell table:style-name="TabResultat.A2" office:value-type="string">
            <text:p text:style-name="P4"/>
          </table:table-cell>
          <table:table-cell table:style-name="TabResultat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line-height="100%" style:page-number="auto" fo:background-color="transparent" style:shadow="none" text:number-lines="false" text:line-number="0">
        <style:tab-stops>
          <style:tab-stop style:position="12.85cm" style:type="center"/>
          <style:tab-stop style:position="25.7cm" style:type="right"/>
        </style:tab-stops>
        <style:background-image/>
      </style:paragraph-properties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paragraph-rsid="003b0668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3b0668"/>
    </style:style>
    <style:style style:name="MP3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6.007cm"/>
          <style:tab-stop style:position="19.749cm"/>
        </style:tab-stops>
      </style:paragraph-properties>
      <style:text-properties officeooo:paragraph-rsid="00291a59"/>
    </style:style>
    <style:style style:name="MT1" style:family="text">
      <style:text-properties style:text-underline-style="solid" style:text-underline-width="auto" style:text-underline-color="font-color" officeooo:rsid="003b0668"/>
    </style:style>
    <style:style style:name="MT2" style:family="text">
      <style:text-properties officeooo:rsid="003b0668"/>
    </style:style>
    <style:style style:name="MT3" style:family="text">
      <style:text-properties fo:color="#000000" style:font-name="Arial" fo:font-size="10pt" style:font-name-asian="Lucida Console" style:font-size-asian="10pt" style:font-name-complex="Lucida Console" style:font-size-complex="10pt"/>
    </style:style>
    <style:style style:name="MT4" style:family="text">
      <style:text-properties fo:color="#000000" style:font-name="Arial" fo:font-size="10pt" officeooo:rsid="00367451" style:font-name-asian="Lucida Console" style:font-size-asian="10pt" style:font-name-complex="Lucida Console" style:font-size-complex="10pt"/>
    </style:style>
    <style:style style:name="MT5" style:family="text">
      <style:text-properties fo:color="#000000" style:font-name="Times New Roman" fo:font-size="10pt" style:font-name-asian="Lucida Console" style:font-size-asian="10pt" style:font-name-complex="Lucida Console" style:font-size-complex="10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2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user-field-decls>
          <text:user-field-decl office:value-type="string" office:string-value="" text:name="criteres"/>
          <text:user-field-decl office:value-type="string" office:string-value="test" text:name="titreRapport"/>
        </text:user-field-decls>
        <text:p text:style-name="MP1"><text:user-field-get text:name="titreRapport">test</text:user-field-get></text:p>
        <text:p text:style-name="MP2"><text:span text:style-name="MT1">Critères</text:span><text:span text:style-name="MT2">: </text:span><text:span text:style-name="MT2"><text:user-field-get text:name="criteres"/></text:span></text:p>
      </style:header>
      <style:footer>
        <text:user-field-decls>
          <text:user-field-decl office:value-type="string" office:string-value="" text:name="rapportIdent"/>
        </text:user-field-decls>
        <text:p text:style-name="MP3"><text:span text:style-name="MT3"><text:user-field-get text:name="rapportIdent"/></text:span><text:span text:style-name="MT3"> <text:s text:c="64"/></text:span><text:span text:style-name="MT4">édité</text:span><text:span text:style-name="MT3"> </text:span><text:span text:style-name="MT4">le</text:span><text:span text:style-name="MT3"> </text:span><text:span text:style-name="MT3"><text:date style:data-style-name="N37" text:date-value="2016-11-09T18:16:54.340000203">09/11/16</text:date></text:span><text:span text:style-name="MT3"> </text:span><text:span text:style-name="MT4">à </text:span><text:span text:style-name="MT3"><text:time style:data-style-name="N40" text:time-value="2016-11-09T18:16:54.340000203">14:29</text:time></text:span><text:span text:style-name="MT5"><text:tab/> <text:s text:c="68"/>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1:43:24.87</meta:creation-date>
    <dc:date>2016-11-09T18:16:54.266000000</dc:date>
    <meta:editing-duration>PT6H8M24S</meta:editing-duration>
    <meta:editing-cycles>33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9" meta:character-count="181" meta:non-whitespace-character-count="41"/>
  </office:meta>
</office:document-meta>
</file>